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font-size="14pt" fo:font-weight="bold" officeooo:rsid="001f0927" officeooo:paragraph-rsid="001f0927" style:font-size-asian="14pt" style:font-weight-asian="bold" style:font-size-complex="14pt" style:font-weight-complex="bold"/>
    </style:style>
    <style:style style:name="P2" style:family="paragraph" style:parent-style-name="Standard">
      <style:text-properties officeooo:rsid="001f0927" officeooo:paragraph-rsid="001f0927"/>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Title">
      <style:text-properties fo:font-size="20pt" style:font-size-asian="20pt" style:font-size-complex="20pt"/>
    </style:style>
    <style:style style:name="P5" style:family="paragraph" style:parent-style-name="Text_20_body">
      <style:text-properties officeooo:paragraph-rsid="0034f220"/>
    </style:style>
    <style:style style:name="P6" style:family="paragraph" style:parent-style-name="Text_20_body">
      <style:text-properties officeooo:rsid="0036b362" officeooo:paragraph-rsid="0036b362"/>
    </style:style>
    <style:style style:name="P7" style:family="paragraph" style:parent-style-name="Text_20_body">
      <style:text-properties officeooo:rsid="00402fe4" officeooo:paragraph-rsid="00402fe4"/>
    </style:style>
    <style:style style:name="P8" style:family="paragraph" style:parent-style-name="Sujet_20_Ordre_20_du_20_Jour">
      <style:text-properties officeooo:rsid="0036b362" officeooo:paragraph-rsid="0036b362"/>
    </style:style>
    <style:style style:name="P9" style:family="paragraph" style:parent-style-name="Standard">
      <style:text-properties officeooo:rsid="001f0927" officeooo:paragraph-rsid="001f0927"/>
    </style:style>
    <style:style style:name="P10" style:family="paragraph" style:parent-style-name="Standard">
      <style:text-properties officeooo:rsid="00be61b5" officeooo:paragraph-rsid="00be61b5"/>
    </style:style>
    <style:style style:name="P11" style:family="paragraph" style:parent-style-name="Text_20_body">
      <style:text-properties officeooo:rsid="004e8e67" officeooo:paragraph-rsid="004e8e67"/>
    </style:style>
    <style:style style:name="P12" style:family="paragraph" style:parent-style-name="Text_20_body">
      <style:text-properties officeooo:rsid="004e8e67" officeooo:paragraph-rsid="00c7e859"/>
    </style:style>
    <style:style style:name="P13" style:family="paragraph" style:parent-style-name="Text_20_body">
      <style:text-properties officeooo:rsid="00be61b5" officeooo:paragraph-rsid="00be61b5"/>
    </style:style>
    <style:style style:name="P14" style:family="paragraph" style:parent-style-name="Text_20_body">
      <style:text-properties officeooo:rsid="00402fe4" officeooo:paragraph-rsid="00402fe4"/>
    </style:style>
    <style:style style:name="P15" style:family="paragraph" style:parent-style-name="Text_20_body">
      <style:text-properties officeooo:rsid="00402fe4" officeooo:paragraph-rsid="00c7376d"/>
    </style:style>
    <style:style style:name="P16" style:family="paragraph" style:parent-style-name="Text_20_body">
      <style:text-properties officeooo:paragraph-rsid="00be61b5"/>
    </style:style>
    <style:style style:name="P17" style:family="paragraph" style:parent-style-name="Text_20_body">
      <style:text-properties officeooo:rsid="00c55e42" officeooo:paragraph-rsid="00c55e42"/>
    </style:style>
    <style:style style:name="P18" style:family="paragraph" style:parent-style-name="Text_20_body">
      <style:text-properties officeooo:rsid="00c5a546" officeooo:paragraph-rsid="00c5a546"/>
    </style:style>
    <style:style style:name="P19" style:family="paragraph" style:parent-style-name="Text_20_body">
      <style:text-properties officeooo:rsid="00c5e8b4" officeooo:paragraph-rsid="00c5e8b4"/>
    </style:style>
    <style:style style:name="P20" style:family="paragraph" style:parent-style-name="Text_20_body">
      <style:text-properties officeooo:rsid="00ce8d4e" officeooo:paragraph-rsid="00d100c2"/>
    </style:style>
    <style:style style:name="P21" style:family="paragraph" style:parent-style-name="Text_20_body">
      <style:text-properties officeooo:paragraph-rsid="00d3ac11"/>
    </style:style>
    <style:style style:name="P22" style:family="paragraph" style:parent-style-name="Sujet_20_Ordre_20_du_20_Jour">
      <style:text-properties officeooo:rsid="004e8e67" officeooo:paragraph-rsid="004e8e67"/>
    </style:style>
    <style:style style:name="P23" style:family="paragraph" style:parent-style-name="Sujet_20_Ordre_20_du_20_Jour">
      <style:text-properties officeooo:paragraph-rsid="00c7e859"/>
    </style:style>
    <style:style style:name="P24" style:family="paragraph" style:parent-style-name="Sujet_20_Ordre_20_du_20_Jour">
      <style:text-properties officeooo:rsid="00ce8d4e" officeooo:paragraph-rsid="00ce8d4e"/>
    </style:style>
    <style:style style:name="P25" style:family="paragraph" style:parent-style-name="Contents_20_1">
      <style:paragraph-properties>
        <style:tab-stops>
          <style:tab-stop style:position="180.02mm" style:type="right" style:leader-style="dotted" style:leader-text="."/>
        </style:tab-stops>
      </style:paragraph-properties>
    </style:style>
    <style:style style:name="T1" style:family="text">
      <style:text-properties officeooo:rsid="001f0927"/>
    </style:style>
    <style:style style:name="T2" style:family="text">
      <style:text-properties officeooo:rsid="00262dce"/>
    </style:style>
    <style:style style:name="T3" style:family="text">
      <style:text-properties officeooo:rsid="002b4972"/>
    </style:style>
    <style:style style:name="T4" style:family="text">
      <style:text-properties officeooo:rsid="0033e7de"/>
    </style:style>
    <style:style style:name="T5" style:family="text">
      <style:text-properties officeooo:rsid="0034f220"/>
    </style:style>
    <style:style style:name="T6" style:family="text">
      <style:text-properties officeooo:rsid="00402fe4"/>
    </style:style>
    <style:style style:name="T7" style:family="text">
      <style:text-properties officeooo:rsid="004e8e67"/>
    </style:style>
    <style:style style:name="T8" style:family="text">
      <style:text-properties officeooo:rsid="00bd07d8"/>
    </style:style>
    <style:style style:name="T9" style:family="text">
      <style:text-properties officeooo:rsid="00be61b5"/>
    </style:style>
    <style:style style:name="T10" style:family="text">
      <style:text-properties officeooo:rsid="00bf7696"/>
    </style:style>
    <style:style style:name="T11" style:family="text">
      <style:text-properties officeooo:rsid="00c43be4"/>
    </style:style>
    <style:style style:name="T12" style:family="text">
      <style:text-properties officeooo:rsid="00c55e42"/>
    </style:style>
    <style:style style:name="T13" style:family="text">
      <style:text-properties officeooo:rsid="00c5a546"/>
    </style:style>
    <style:style style:name="T14" style:family="text">
      <style:text-properties officeooo:rsid="00c63d32"/>
    </style:style>
    <style:style style:name="T15" style:family="text">
      <style:text-properties officeooo:rsid="00c7376d"/>
    </style:style>
    <style:style style:name="T16" style:family="text">
      <style:text-properties officeooo:rsid="00c7e859"/>
    </style:style>
    <style:style style:name="T17" style:family="text">
      <style:text-properties officeooo:rsid="00d052f3"/>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root <text:span text:style-name="T2">A</text:span>ssociation</text:p>
      <text:p text:style-name="Standard"/>
      <text:p text:style-name="Standard"><text:span text:style-name="T1">21</text:span> <text:span text:style-name="T1">allée de Bréhat</text:span></text:p>
      <text:p text:style-name="P2">31770 Colomiers</text:p>
      <text:p text:style-name="P2">France</text:p>
      <text:p text:style-name="P2"/>
      <text:p text:style-name="P2">Web : http://www.buildroot.org</text:p>
      <text:p text:style-name="P2">Contact : <text:span text:style-name="T3">buildroot-association@buildroot.org</text:span></text:p>
      <text:p text:style-name="P10">Github: https://github.com/buildroot/buildroot-association</text:p>
      <text:p text:style-name="P3"/>
      <text:p text:style-name="P4">Compte rendu de l’assemblée générale 2018 <text:span text:style-name="T4">de l’Association Buildroot</text:span></text:p>
      <text:p text:style-name="Text_20_body"/>
      <text:p text:style-name="P21">Pr<text:span text:style-name="T4">ésents : Peter Korsgaard, Yann E. MORIN, Romain Naour, Thomas Petazzoni, Arnout Vandecappelle</text:span></text:p>
      <text:p text:style-name="P5"><text:span text:style-name="T5">Observateurs : </text:span>Luca Ceresoli, Matthew Weber, Alexey Brodkin, Mark Corbin</text:p>
      <text:p text:style-name="P7">Edimbourg, le 2018-10-21</text:p>
      <text:p text:style-name="P5"/>
      <text:table-of-content text:style-name="Sect1" text:protected="true" text:name="Table of Contents1">
        <text:table-of-content-source text:outline-level="1" text:use-outline-level="false" text:use-index-marks="false" text:use-index-source-styles="true">
          <text:index-title-template text:style-name="Contents_20_Heading">Ordre du jou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jet_20_Ordre_20_du_20_Jour"/>
          </text:index-source-styles>
        </text:table-of-content-source>
        <text:index-body>
          <text:index-title text:style-name="Sect1" text:name="Table of Contents1_Head">
            <text:p text:style-name="Contents_20_Heading">Ordre du jour</text:p>
          </text:index-title>
          <text:p text:style-name="P25"><text:a xlink:type="simple" xlink:href="#__RefHeading___Toc836_2122965669" text:style-name="Index_20_Link" text:visited-style-name="Index_20_Link">Ouverture<text:tab/>1</text:a></text:p>
          <text:p text:style-name="P25"><text:a xlink:type="simple" xlink:href="#__RefHeading___Toc724_2122965669" text:style-name="Index_20_Link" text:visited-style-name="Index_20_Link">Rapports moraux 2016 et 2017<text:tab/>1</text:a></text:p>
          <text:p text:style-name="P25"><text:a xlink:type="simple" xlink:href="#__RefHeading___Toc726_2122965669" text:style-name="Index_20_Link" text:visited-style-name="Index_20_Link">Rapports financiers 2016 et 2017<text:tab/>1</text:a></text:p>
          <text:p text:style-name="P25"><text:a xlink:type="simple" xlink:href="#__RefHeading___Toc728_2122965669" text:style-name="Index_20_Link" text:visited-style-name="Index_20_Link">Élection du bureau<text:tab/>2</text:a></text:p>
          <text:p text:style-name="P25"><text:a xlink:type="simple" xlink:href="#__RefHeading___Toc732_2122965669" text:style-name="Index_20_Link" text:visited-style-name="Index_20_Link">Adhésion de nouveau membres<text:tab/>2</text:a></text:p>
          <text:p text:style-name="P25"><text:a xlink:type="simple" xlink:href="#__RefHeading___Toc838_2122965669" text:style-name="Index_20_Link" text:visited-style-name="Index_20_Link">Discussions diverses<text:tab/>2</text:a></text:p>
          <text:p text:style-name="P25"><text:a xlink:type="simple" xlink:href="#__RefHeading___Toc159_448900657" text:style-name="Index_20_Link" text:visited-style-name="Index_20_Link">Clôture<text:tab/>2</text:a></text:p>
        </text:index-body>
      </text:table-of-content>
      <text:p text:style-name="P5"/>
      <text:p text:style-name="P8"><text:bookmark-start text:name="__RefHeading___Toc836_2122965669"/>Ouverture<text:bookmark-end text:name="__RefHeading___Toc836_2122965669"/></text:p>
      <text:p text:style-name="P6">Peter Korsgaard <text:span text:style-name="T6">ouvre la séance à 10:24. Arnout Vandecappelle est désigné secrétaire de séance.</text:span></text:p>
      <text:p text:style-name="Sujet_20_Ordre_20_du_20_Jour"><text:bookmark-start text:name="__RefHeading___Toc724_2122965669"/>Rapports moraux 2016 et 2017<text:bookmark-end text:name="__RefHeading___Toc724_2122965669"/></text:p>
      <text:p text:style-name="P15">Aucune activité en 2016 et 2017. Rapports moraux pour 2016 et 2017 approuvés<text:span text:style-name="T15"> à l'unanimité</text:span>.</text:p>
      <text:p text:style-name="Sujet_20_Ordre_20_du_20_Jour"><text:bookmark-start text:name="__RefHeading___Toc726_2122965669"/>Rapports financiers 2016 et 2017<text:bookmark-end text:name="__RefHeading___Toc726_2122965669"/></text:p>
      <text:p text:style-name="P15">Les <text:span text:style-name="T7">livres de comptes pour les années 2016 et 2017, faisant office de rapport financier</text:span>, visibles dans le <text:span text:style-name="T9">G</text:span>ithub de l'Association, sont présentés en séance. Rapports financiers pour 2016 et 2017 approuvés<text:span text:style-name="T15"> à l'unanimité</text:span>.</text:p>
      <text:p text:style-name="P15">Thomas<text:span text:style-name="T9"> Petazzoni</text:span> présente les modèles<text:span text:style-name="T7"> de facture</text:span> qu'il utilisait dans une autre association. Les modèles sont approuvés<text:span text:style-name="T15"> à l'unanimité, après avoir été adaptés à l'Association</text:span>.</text:p>
      <text:p text:style-name="P23"><text:bookmark-start text:name="__RefHeading___Toc728_2122965669"/>Élection du <text:span text:style-name="T6">bureau</text:span><text:bookmark-end text:name="__RefHeading___Toc728_2122965669"/></text:p>
      <text:p text:style-name="P13"><text:soft-page-break/><text:span text:style-name="T16">À l'unanimité, </text:span>Thomas Petazzoni est désigné Président.</text:p>
      <text:p text:style-name="P12"><text:span text:style-name="T16">À l'unanimité, </text:span>Yann <text:span text:style-name="T9">E. MORIN </text:span>est désigné trésorier.</text:p>
      <text:p text:style-name="Sujet_20_Ordre_20_du_20_Jour"><text:bookmark-start text:name="__RefHeading___Toc732_2122965669"/>Adhés<text:span text:style-name="T8">io</text:span>n de nouveau membres<text:bookmark-end text:name="__RefHeading___Toc732_2122965669"/></text:p>
      <text:p text:style-name="P7">Il a été convenu d'ouvrir un compte Paypal au nom de l'association, pour simplifier les paiements internationaux hors U<text:span text:style-name="T7">.</text:span>E. Yann<text:span text:style-name="T9"> E. MORIN</text:span> est chargé de cette tâche.</text:p>
      <text:p text:style-name="P13">Il a été convenu que l'adhésion était dûe par année civile<text:span text:style-name="T10">, et que livres de compte seraient annotés pour identifier les transactions représentant les adhésions, ce qui fera foi pour établir la liste des membres de l'Association pour l'année correspondante.</text:span></text:p>
      <text:p text:style-name="P22"><text:bookmark-start text:name="__RefHeading___Toc838_2122965669"/>Discussions diverses<text:bookmark-end text:name="__RefHeading___Toc838_2122965669"/></text:p>
      <text:p text:style-name="P16"><text:span text:style-name="T12">1) Arnout Vandecappelle suggère que l'on maintienne les livres de compte et autres documents financiers dans le Github de l'association et restent visibles publiquement. La motion est adoptée à l'unanimité.</text:span></text:p>
      <text:p text:style-name="P11"><text:span text:style-name="T12">2) </text:span>Thomas<text:span text:style-name="T9"> Petazzoni</text:span> <text:span text:style-name="T11">fait remarquer que la maintenance du projet prend tout le temps disponible des mainteneurs, qui n'ont plus de temps pour déveloper de nouvelles fonctionalités, ce qui est un risque de burn-out. Thomas Petazzoni demande s'il est possible d'attirer des sponsors afin de rémunérer le travail de maintenance. Peter Korsgaard indique dédier une charge d'environ 25 jours par an pour la branche LTS (Long-Term Support).</text:span></text:p>
      <text:p text:style-name="P17">Thomas Petazzoni et Arnout propose d'axer ce support sur la branche de maintenance LTS, que les entreprises utilisent : s'il n'y a pas de sponsor, il n'y aura plus de LTS. L'idée étant de décharger Peter Korsgaard afin qu'il puisse de nouveau dédier du temps sur la branche principale, et Thomas Petazzoni afin qu'il puisse de nouveau passer du temps sur les fonctionalités.</text:p>
      <text:p text:style-name="P17">Un problème que cette situation pourrait engendrer, et qu'une activité précédemment suivie par un volontaire et maintenant rémunérée, provoq<text:span text:style-name="T14">u</text:span>e des frictions. Focaliser le sponsoring vers la branche LTS pourrait rédjuire cette friction, car s'occuper de la branche LTS n'est pas le plus sexy.<text:span text:style-name="T13"> Enfin, cette activité rémunérée serait faite sur le temps de travail, en sus du volontariat.</text:span></text:p>
      <text:p text:style-name="P18">Il semble que Arnout Vandecappelle soit le plus à même de prendre en charge cette maintenance rémunéré (par l'intermédiaire de son employeur). Peter Korsgaard ne peut pas s'organiser avec so<text:span text:style-name="T14">n</text:span> employeur. Thomas Petazzoni ne se considère pas capable de gérer la branche LTS.</text:p>
      <text:p text:style-name="P19">Un problème supplémentaire, est que les participants estiment que 25 jours sont probablement sous-évalués pour vraiment faire un travail efficace sur la branche LTS. Par ailleurs, les participants ne sont pas entièrement convaincus qu'il sera possible d'attirrer suffisament de sponsors pour couvrir les coûts de maintenance.</text:p>
      <text:p text:style-name="P19">À cause de ces problèmes, aucune décision n'est prise, et la discussion est reportée à la prochaine Assemblée, apr<text:span text:style-name="T14">è</text:span>s le FOSDEM 2019.</text:p>
      <text:p text:style-name="P24"><text:bookmark-start text:name="__RefHeading___Toc159_448900657"/>Clôture<text:bookmark-end text:name="__RefHeading___Toc159_448900657"/></text:p>
      <text:p text:style-name="P20">La séance est levée à 12:42 après épuisement de l'ordre du jour.</text:p>
      <text:p text:style-name="P20"><text:span text:style-name="T17">Le Président signe le présent procès verb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loext:contextual-spacing="false" fo:text-align="justify" style:justify-single-word="false" style:writing-mode="page"/>
      <style:text-properties fo:font-size="11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mm" fo:margin-bottom="1.06mm" loext:contextual-spacing="false" text:number-lines="false" text:line-number="0"/>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Sujet_20_Ordre_20_du_20_Jour" style:display-name="Sujet Ordre du Jour" style:family="paragraph" style:parent-style-name="Text_20_body" style:next-style-name="Text_20_body" style:list-style-name="">
      <style:paragraph-properties fo:margin-top="4.99mm" fo:margin-bottom="2.12mm" loext:contextual-spacing="false" style:writing-mode="page"/>
      <style:text-properties fo:font-size="16pt" fo:font-weight="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80.02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5.03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40.09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5.1m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1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title>Builroot Association bill template - fr</dc:title>
    <meta:creation-date>2012-09-29T02:53:16</meta:creation-date>
    <dc:date>2018-12-16T17:58:26.381143442</dc:date>
    <dc:language>fr-FR</dc:language>
    <meta:editing-cycles>39</meta:editing-cycles>
    <meta:editing-duration>PT7H26M33S</meta:editing-duration>
    <meta:document-statistic meta:table-count="0" meta:image-count="0" meta:object-count="0" meta:page-count="2" meta:paragraph-count="43" meta:word-count="622" meta:character-count="4100" meta:non-whitespace-character-count="3521"/>
    <meta:user-defined meta:name="Info 1"/>
    <meta:user-defined meta:name="Info 2"/>
    <meta:user-defined meta:name="Info 3"/>
    <meta:user-defined meta:name="Info 4"/>
    <meta:template xlink:type="simple" xlink:actuate="onRequest" xlink:title="Modele_de_facture_Toulibre" xlink:href="../../../.openoffice.org2/user/template/Modele_de_facture_Toulibre.ott" meta:date="2012-09-29T02:53:16"/>
  </office:meta>
</office:document-meta>
</file>